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inician Information</text:p>
      <text:p text:style-name="Standard"/>
      <text:p text:style-name="Standard">Quality</text:p>
      <text:p text:style-name="Standard"/>
      <text:p text:style-name="Standard">At Open MRI, we are proud of the professional quality of the </text:p>
      <text:p text:style-name="Standard">service provided by our radiologists, our technologists, our staff and our management </text:p>
      <text:p text:style-name="Standard">team.</text:p>
      <text:p text:style-name="Standard"/>
      <text:p text:style-name="Standard">Radiologist</text:p>
      <text:p text:style-name="Standard">Our consulting radiologist have been trained at the best schools, and are board certified </text:p>
      <text:p text:style-name="Standard">in the USA. <text:s/>Nearly <text:s/>all are fellowship trained. They include sub-specialists in virtually all </text:p>
      <text:p text:style-name="Standard">fields of radiology, including neuro-radiology musculoskeletal imaging, body imaging, </text:p>
      <text:p text:style-name="Standard">vascular and pediatric radiology and routinely utilize this in online specialty consultation </text:p>
      <text:p text:style-name="Standard">with each other. They also encourage a close relationship and frequent consultation with the </text:p>
      <text:p text:style-name="Standard">referring clinician.</text:p>
      <text:p text:style-name="Standard"><text:s/></text:p>
      <text:p text:style-name="Standard">Technologist</text:p>
      <text:p text:style-name="Standard">Our MRI technologist are all certified and experienced</text:p>
      <text:p text:style-name="Standard"/>
      <text:p text:style-name="Standard">MRI </text:p>
      <text:p text:style-name="Standard">Open MRI's machine produces a superior quality of image detail which is equal to </text:p>
      <text:p text:style-name="Standard">that of a closed tunnel type machine. You will not be sacrificing quality for comfort.</text:p>
      <text:p text:style-name="Standard"/>
      <text:p text:style-name="Standard"/>
      <text:p text:style-name="Standard"/>
      <text:p text:style-name="Standard">Performance</text:p>
      <text:p text:style-name="Standard"/>
      <text:p text:style-name="Standard">At Open MRI, we pride ourselves in providing industry leading technical and operating performance.</text:p>
      <text:p text:style-name="Standard">The latest, award winning, AIRIS Elite open magnetic resonance technology that we use </text:p>
      <text:p text:style-name="Standard">is innovative and result driven, giving fast and efficient feedback to our customers.</text:p>
      <text:p text:style-name="Standard"/>
      <text:p text:style-name="Standard"/>
      <text:p text:style-name="Standard"/>
      <text:list xml:id="list30325975" text:style-name="L1">
        <text:list-item>
          <text:p text:style-name="P1">Superb image resolution and tissue contrast.</text:p>
        </text:list-item>
        <text:list-item>
          <text:p text:style-name="P1">Advanced imaging capabilities </text:p>
        </text:list-item>
        <text:list-item>
          <text:p text:style-name="P1">Superior image detail (sub millimeter resolution), equal to that of a closed tunnel type unit.</text:p>
        </text:list-item>
        <text:list-item>
          <text:p text:style-name="P1">Extraordinary detail enables swift and accurate diagnosis.</text:p>
        </text:list-item>
        <text:list-item>
          <text:p text:style-name="P1">24 hour turn around time for reports (immediate read upon request)</text:p>
        </text:list-item>
        <text:list-item>
          <text:p text:style-name="P1">Efficient systems for clinicians and their staff regarding scheduling, referrals, insurance matters</text:p>
          <text:p text:style-name="P1">and radiological report distribution.</text:p>
          <text:p text:style-name="P1"/>
        </text:list-item>
      </text:list>
      <text:p text:style-name="Standard"><text:s text:c="11"/></text:p>
      <text:p text:style-name="Standard"/>
      <text:p text:style-name="Standard">&lt;!--&lt;h1&gt;Welcome to Cyber Diagnostic Medicine L.L.C.&lt;/h1&gt;</text:p>
      <text:p text:style-name="Standard">--&gt;</text:p>
      <text:p text:style-name="Standard">&lt;h1&gt;Hampton OPEN MRI and Florissant OPEN MRI&lt;/h1&gt; &lt;p&gt;provide advanced diagnostic imaging technology for you and your family. The centers state of the art mid-field open MRI combines the unmatched comfort of Hitachi's award winning open-air gantry with clinical capabilities that rival <text:soft-page-break/>many high-field closed systems.&lt;/p&gt;</text:p>
      <text:p text:style-name="Standard">&lt;img src="images/talk-to-mri-specialist.png" alt="Talk to mri specialist" </text:p>
      <text:p text:style-name="Standard">title="Talk to mri specialist" <text:s/>width="250" height="60" /&gt;</text:p>
      <text:p text:style-name="Standard">&lt;br /&gt;</text:p>
      <text:p text:style-name="Standard">&lt;div id ="email"&gt;&lt;a href="mailto:info@hamptonopenmri.com"&gt;info@hamptonopenmri.com&lt;/a&gt;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9-26T12:49:27.05</meta:creation-date>
    <meta:generator>OpenOffice.org/3.3$Win32 OpenOffice.org_project/330m20$Build-9567</meta:generator>
    <dc:date>2013-10-13T10:18:19.25</dc:date>
    <meta:editing-duration>PT5H35M41S</meta:editing-duration>
    <meta:editing-cycles>5</meta:editing-cycles>
    <meta:document-statistic meta:table-count="0" meta:image-count="0" meta:object-count="0" meta:page-count="2" meta:paragraph-count="37" meta:word-count="312" meta:character-count="2240"/>
  </office:meta>
</office:document-meta>
</file>